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09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style:font-size-asian="24pt" style:font-size-complex="24pt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122"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60"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121"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12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23"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style:text-position="33%"/>
    </style:style>
    <style:style style:name="T2" style:family="text">
      <style:text-properties style:text-position="0%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 table:number-columns-spanned="3" table:number-rows-spanned="3">
            <text:p>FRAME PROPS</text:p>
          </table:table-cell>
          <table:covered-table-cell table:number-columns-repeated="2"/>
          <table:table-cell table:number-columns-repeated="8"/>
          <table:table-cell table:style-name="ce7" table:number-columns-repeated="3"/>
          <table:table-cell table:number-columns-repeated="1010"/>
        </table:table-row>
        <table:table-row table:style-name="ro1">
          <table:covered-table-cell table:number-columns-repeated="3"/>
          <table:table-cell/>
          <table:table-cell table:style-name="ce6"/>
          <table:table-cell table:number-columns-repeated="6"/>
          <table:table-cell table:style-name="ce7"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number-columns-repeated="8"/>
          <table:table-cell table:style-name="ce7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First Three (pin + roller)</text:p>
          </table:table-cell>
          <table:covered-table-cell table:number-columns-repeated="2"/>
          <table:table-cell table:number-columns-repeated="8"/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4"/>
          <table:table-cell table:number-columns-repeated="10"/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H (m)</text:p>
          </table:table-cell>
          <table:table-cell table:style-name="ce8" office:value-type="float" office:value="6" calcext:value-type="float">
            <text:p>6.00</text:p>
          </table:table-cell>
          <table:table-cell/>
          <table:table-cell office:value-type="string" calcext:value-type="string">
            <text:p>q (kN/m)</text:p>
          </table:table-cell>
          <table:table-cell table:style-name="ce8" office:value-type="float" office:value="25" calcext:value-type="float">
            <text:p>25.00</text:p>
          </table:table-cell>
          <table:table-cell table:number-columns-repeated="6"/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L (m)</text:p>
          </table:table-cell>
          <table:table-cell table:style-name="ce8" office:value-type="float" office:value="8" calcext:value-type="float">
            <text:p>8.00</text:p>
          </table:table-cell>
          <table:table-cell/>
          <table:table-cell office:value-type="string" calcext:value-type="string">
            <text:p>P (kN)</text:p>
          </table:table-cell>
          <table:table-cell table:style-name="ce8" office:value-type="float" office:value="50" calcext:value-type="float">
            <text:p>50.00</text:p>
          </table:table-cell>
          <table:table-cell table:number-columns-repeated="6"/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4"/>
          <table:table-cell table:number-columns-repeated="10"/>
          <table:table-cell table:style-name="ce7" table:number-columns-repeated="3"/>
          <table:table-cell table:number-columns-repeated="1010"/>
        </table:table-row>
        <table:table-row table:style-name="ro2">
          <table:table-cell table:style-name="ce5" office:value-type="string" calcext:value-type="string">
            <text:p>Section</text:p>
          </table:table-cell>
          <table:table-cell table:style-name="ce5" office:value-type="string" calcext:value-type="string">
            <text:p>b (m)</text:p>
          </table:table-cell>
          <table:table-cell table:style-name="ce5" office:value-type="string" calcext:value-type="string">
            <text:p>h (m)</text:p>
          </table:table-cell>
          <table:table-cell table:style-name="ce5" office:value-type="string" calcext:value-type="string">
            <text:p>I (m<text:span text:style-name="T1">4</text:span><text:span text:style-name="T2">)</text:span></text:p>
          </table:table-cell>
          <table:table-cell table:style-name="ce5" office:value-type="string" calcext:value-type="string">
            <text:p>E (kPa)</text:p>
          </table:table-cell>
          <table:table-cell table:style-name="ce5" office:value-type="string" calcext:value-type="string">
            <text:p><text:span text:style-name="T3">l</text:span> (m)</text:p>
          </table:table-cell>
          <table:table-cell table:style-name="ce5" office:value-type="string" calcext:value-type="string">
            <text:p>A(normal) (m<text:span text:style-name="T1">2</text:span><text:span text:style-name="T2">)</text:span></text:p>
          </table:table-cell>
          <table:table-cell table:style-name="ce5" office:value-type="string" calcext:value-type="string">
            <text:p>A(rigid) (m<text:span text:style-name="T1">2</text:span>)</text:p>
          </table:table-cell>
          <table:table-cell table:style-name="ce5"/>
          <table:table-cell office:value-type="string" calcext:value-type="string">
            <text:p>k<text:span text:style-name="T2">1</text:span></text:p>
          </table:table-cell>
          <table:table-cell table:formula="of:=[.D13]/[.D11]" office:value-type="float" office:value="4.62962962962963" calcext:value-type="float">
            <text:p>4.6296296296</text:p>
          </table:table-cell>
          <table:table-cell table:style-name="ce14" table:number-columns-repeated="3"/>
          <table:table-cell table:style-name="ce5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.3</text:p>
          </table:table-cell>
          <table:table-cell table:style-name="ce9" table:formula="of:=1/12*[.B11]*[.C11]^3" office:value-type="float" office:value="0.000675" calcext:value-type="float">
            <text:p>0.00067500</text:p>
          </table:table-cell>
          <table:table-cell table:style-name="ce10" office:value-type="float" office:value="30000000" calcext:value-type="float">
            <text:p>3.00E+007</text:p>
          </table:table-cell>
          <table:table-cell table:style-name="ce11" office:value-type="float" office:value="8" calcext:value-type="float">
            <text:p>8.0</text:p>
          </table:table-cell>
          <table:table-cell table:formula="of:=[.B11]*[.C11]" office:value-type="float" office:value="0.09" calcext:value-type="float">
            <text:p>0.09</text:p>
          </table:table-cell>
          <table:table-cell table:style-name="ce12" table:formula="of:=10000000*[.D11]/[.F11]^2" office:value-type="float" office:value="105.46875" calcext:value-type="float">
            <text:p>105.46875</text:p>
          </table:table-cell>
          <table:table-cell/>
          <table:table-cell office:value-type="string" calcext:value-type="string">
            <text:p>k2</text:p>
          </table:table-cell>
          <table:table-cell table:formula="of:=[.D13]*[.$B$7]/([.D12]*[.$B$8])" office:value-type="float" office:value="0.434027777777778" calcext:value-type="float">
            <text:p>0.4340277778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style-name="ce9" table:formula="of:=1/12*[.B12]*[.C12]^3" office:value-type="float" office:value="0.0054" calcext:value-type="float">
            <text:p>0.00540000</text:p>
          </table:table-cell>
          <table:table-cell table:style-name="ce10" office:value-type="float" office:value="30000000" calcext:value-type="float">
            <text:p>3.00E+007</text:p>
          </table:table-cell>
          <table:table-cell table:style-name="ce11" office:value-type="float" office:value="6" calcext:value-type="float">
            <text:p>6.0</text:p>
          </table:table-cell>
          <table:table-cell table:formula="of:=[.B12]*[.C12]" office:value-type="float" office:value="0.18" calcext:value-type="float">
            <text:p>0.18</text:p>
          </table:table-cell>
          <table:table-cell table:style-name="ce13" table:formula="of:=10000000*[.D12]/[.F12]^2" office:value-type="float" office:value="1500" calcext:value-type="float">
            <text:p>1500.00000</text:p>
          </table:table-cell>
          <table:table-cell/>
          <table:table-cell office:value-type="string" calcext:value-type="string">
            <text:p>R1</text:p>
          </table:table-cell>
          <table:table-cell table:formula="of:=2*[.K11]+3" office:value-type="float" office:value="3.86805555555556" calcext:value-type="float">
            <text:p>3.8680555556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style-name="ce9" table:formula="of:=1/12*[.B13]*[.C13]^3" office:value-type="float" office:value="0.003125" calcext:value-type="float">
            <text:p>0.00312500</text:p>
          </table:table-cell>
          <table:table-cell table:style-name="ce10" office:value-type="float" office:value="30000000" calcext:value-type="float">
            <text:p>3.00E+007</text:p>
          </table:table-cell>
          <table:table-cell table:style-name="ce11" office:value-type="float" office:value="8" calcext:value-type="float">
            <text:p>8.0</text:p>
          </table:table-cell>
          <table:table-cell table:formula="of:=[.B13]*[.C13]" office:value-type="float" office:value="0.15" calcext:value-type="float">
            <text:p>0.15</text:p>
          </table:table-cell>
          <table:table-cell table:style-name="ce13" table:formula="of:=10000000*[.D13]/[.F13]^2" office:value-type="float" office:value="488.28125" calcext:value-type="float">
            <text:p>488.28125</text:p>
          </table:table-cell>
          <table:table-cell/>
          <table:table-cell office:value-type="string" calcext:value-type="string">
            <text:p>R2</text:p>
          </table:table-cell>
          <table:table-cell table:formula="of:=3*[.K10]+2*[.K11]" office:value-type="float" office:value="14.7569444444444" calcext:value-type="float">
            <text:p>14.7569444444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F1</text:p>
          </table:table-cell>
          <table:table-cell table:formula="of:=[.K12]*[.K13]-[.K11]^2" office:value-type="float" office:value="56.8923008294753" calcext:value-type="float">
            <text:p>56.8923008295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6" table:number-columns-repeated="2"/>
          <table:table-cell table:number-columns-repeated="7"/>
          <table:table-cell office:value-type="string" calcext:value-type="string">
            <text:p>F2</text:p>
          </table:table-cell>
          <table:table-cell table:formula="of:=1+[.K10]+6*[.K11]" office:value-type="float" office:value="8.23379629629629" calcext:value-type="float">
            <text:p>8.2337962963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7" table:number-columns-repeated="1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LOAD CASE 1</text:p>
          </table:table-cell>
          <table:covered-table-cell/>
          <table:covered-table-cell table:style-name="ce7"/>
          <table:table-cell table:style-name="ce7" table:number-columns-repeated="11"/>
          <table:table-cell table:number-columns-repeated="1010"/>
        </table:table-row>
        <table:table-row table:style-name="ro1">
          <table:table-cell table:number-columns-repeated="2"/>
          <table:table-cell table:style-name="ce7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MA= MD</text:p>
          </table:table-cell>
          <table:table-cell table:formula="of:=[.E7]*[.B8]^2/4*[.K11]/[.K14]" office:value-type="float" office:value="3.05157479272072" calcext:value-type="float">
            <text:p>3.0515747927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MB=MC</text:p>
          </table:table-cell>
          <table:table-cell table:formula="of:=-[.E7]*[.B8]^2/4*[.K13]/[.K14]" office:value-type="float" office:value="-103.753542952505" calcext:value-type="float">
            <text:p>-103.7535429525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MMAX</text:p>
          </table:table-cell>
          <table:table-cell table:formula="of:=[.E7]*[.B8]^2/8+[.B20]" office:value-type="float" office:value="96.2464570474954" calcext:value-type="float">
            <text:p>96.2464570475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VA=VD</text:p>
          </table:table-cell>
          <table:table-cell table:formula="of:=[.E7]*[.B8]/2" office:value-type="float" office:value="100" calcext:value-type="float">
            <text:p>100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 table:number-columns-repeated="2"/>
          <table:table-cell table:style-name="ce7" table:number-columns-repeated="1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LOAD CASE 2</text:p>
          </table:table-cell>
          <table:covered-table-cell/>
          <table:covered-table-cell table:style-name="ce7"/>
          <table:table-cell table:style-name="ce7" table:number-columns-repeated="11"/>
          <table:table-cell table:number-columns-repeated="1010"/>
        </table:table-row>
        <table:table-row table:style-name="ro1">
          <table:table-cell table:number-columns-repeated="2"/>
          <table:table-cell table:style-name="ce7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MA= MD</text:p>
          </table:table-cell>
          <table:table-cell table:formula="of:=3/8*[.E8]*[.B8]*[.K11]/[.K14]" office:value-type="float" office:value="1.14434054727027" calcext:value-type="float">
            <text:p>1.1443405473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MB=MC</text:p>
          </table:table-cell>
          <table:table-cell table:formula="of:=-3/8*[.E8]*[.B8]*[.K13]/[.K14]" office:value-type="float" office:value="-38.9075786071892" calcext:value-type="float">
            <text:p>-38.9075786072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MMAX</text:p>
          </table:table-cell>
          <table:table-cell table:formula="of:=[.E8]*[.B8]/4+[.B27]" office:value-type="float" office:value="61.0924213928108" calcext:value-type="float">
            <text:p>61.0924213928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VA=VD</text:p>
          </table:table-cell>
          <table:table-cell table:formula="of:=[.E8]/2" office:value-type="float" office:value="25" calcext:value-type="float">
            <text:p>25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 table:number-columns-repeated="2"/>
          <table:table-cell table:style-name="ce7" table:number-columns-repeated="1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LOAD CASE 3</text:p>
          </table:table-cell>
          <table:covered-table-cell/>
          <table:covered-table-cell table:style-name="ce7"/>
          <table:table-cell table:style-name="ce7" table:number-columns-repeated="11"/>
          <table:table-cell table:number-columns-repeated="1010"/>
        </table:table-row>
        <table:table-row table:style-name="ro1">
          <table:table-cell table:number-columns-repeated="2"/>
          <table:table-cell table:style-name="ce7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MB=-MC</text:p>
          </table:table-cell>
          <table:table-cell table:formula="of:=[.E8]*[.B7]/2*([.K10]+3*[.K11])/[.K15]" office:value-type="float" office:value="108.0615687377" calcext:value-type="float">
            <text:p>108.0615687377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MD=-MA</text:p>
          </table:table-cell>
          <table:table-cell table:formula="of:=[.E8]*[.B7]/2*(3*[.K11]+1)/[.K15]" office:value-type="float" office:value="41.9384312622997" calcext:value-type="float">
            <text:p>41.9384312623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VD=-VA</text:p>
          </table:table-cell>
          <table:table-cell table:formula="of:=[.E8]*[.B7]/[.B8]" office:value-type="float" office:value="37.5" calcext:value-type="float">
            <text:p>37.5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 office:value-type="string" calcext:value-type="string">
            <text:p>HA</text:p>
          </table:table-cell>
          <table:table-cell table:formula="of:=-[.E8]" office:value-type="float" office:value="-50" calcext:value-type="float">
            <text:p>-50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 table:style-name="ce7" table:number-columns-repeated="1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Second Three (clamped ends)</text:p>
          </table:table-cell>
          <table:covered-table-cell table:number-columns-repeated="2"/>
          <table:table-cell table:number-columns-repeated="8"/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4"/>
          <table:table-cell table:number-columns-repeated="10"/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H (m)</text:p>
          </table:table-cell>
          <table:table-cell table:style-name="ce8" office:value-type="float" office:value="6" calcext:value-type="float">
            <text:p>6.00</text:p>
          </table:table-cell>
          <table:table-cell/>
          <table:table-cell office:value-type="string" calcext:value-type="string">
            <text:p>q (kN/m)</text:p>
          </table:table-cell>
          <table:table-cell table:style-name="ce8" office:value-type="float" office:value="25" calcext:value-type="float">
            <text:p>25.00</text:p>
          </table:table-cell>
          <table:table-cell table:number-columns-repeated="6"/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L (m)</text:p>
          </table:table-cell>
          <table:table-cell table:style-name="ce8" office:value-type="float" office:value="8" calcext:value-type="float">
            <text:p>8.00</text:p>
          </table:table-cell>
          <table:table-cell/>
          <table:table-cell office:value-type="string" calcext:value-type="string">
            <text:p>P (kN)</text:p>
          </table:table-cell>
          <table:table-cell table:style-name="ce8" office:value-type="float" office:value="50" calcext:value-type="float">
            <text:p>50.00</text:p>
          </table:table-cell>
          <table:table-cell table:number-columns-repeated="6"/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4"/>
          <table:table-cell table:number-columns-repeated="10"/>
          <table:table-cell table:style-name="ce7" table:number-columns-repeated="3"/>
          <table:table-cell table:number-columns-repeated="1010"/>
        </table:table-row>
        <table:table-row table:style-name="ro3">
          <table:table-cell table:style-name="ce5" office:value-type="string" calcext:value-type="string">
            <text:p>Section</text:p>
          </table:table-cell>
          <table:table-cell table:style-name="ce5" office:value-type="string" calcext:value-type="string">
            <text:p>b (m)</text:p>
          </table:table-cell>
          <table:table-cell table:style-name="ce5" office:value-type="string" calcext:value-type="string">
            <text:p>h (m)</text:p>
          </table:table-cell>
          <table:table-cell table:style-name="ce5" office:value-type="string" calcext:value-type="string">
            <text:p>I (m<text:span text:style-name="T1">4</text:span><text:span text:style-name="T2">)</text:span></text:p>
          </table:table-cell>
          <table:table-cell table:style-name="ce5" office:value-type="string" calcext:value-type="string">
            <text:p>E (kPa)</text:p>
          </table:table-cell>
          <table:table-cell table:style-name="ce5" office:value-type="string" calcext:value-type="string">
            <text:p><text:span text:style-name="T3">l</text:span> (m)</text:p>
          </table:table-cell>
          <table:table-cell table:style-name="ce5" office:value-type="string" calcext:value-type="string">
            <text:p>A(normal) (m<text:span text:style-name="T1">2</text:span><text:span text:style-name="T2">)</text:span></text:p>
          </table:table-cell>
          <table:table-cell table:style-name="ce5" office:value-type="string" calcext:value-type="string">
            <text:p>A(rigid) (m<text:span text:style-name="T1">2</text:span>)</text:p>
          </table:table-cell>
          <table:table-cell table:style-name="ce5"/>
          <table:table-cell office:value-type="string" calcext:value-type="string">
            <text:p>k1</text:p>
          </table:table-cell>
          <table:table-cell table:formula="of:=[.D44]/[.D45]*[.B40]/[.B41]" office:value-type="float" office:value="0.434027777777778" calcext:value-type="float">
            <text:p>0.4340277778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1/12*[.B44]*[.C44]^3" office:value-type="float" office:value="0.003125" calcext:value-type="float">
            <text:p>0.003125</text:p>
          </table:table-cell>
          <table:table-cell table:style-name="ce10" office:value-type="float" office:value="30000000" calcext:value-type="float">
            <text:p>3.00E+007</text:p>
          </table:table-cell>
          <table:table-cell table:style-name="ce11" office:value-type="float" office:value="8" calcext:value-type="float">
            <text:p>8.0</text:p>
          </table:table-cell>
          <table:table-cell table:formula="of:=[.B44]*[.C44]" office:value-type="float" office:value="0.15" calcext:value-type="float">
            <text:p>0.15</text:p>
          </table:table-cell>
          <table:table-cell table:formula="of:=10000000*[.D44]/[.F44]^2" office:value-type="float" office:value="488.28125" calcext:value-type="float">
            <text:p>488.28125</text:p>
          </table:table-cell>
          <table:table-cell table:number-columns-repeated="3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formula="of:=1/12*[.B45]*[.C45]^3" office:value-type="float" office:value="0.0054" calcext:value-type="float">
            <text:p>0.0054</text:p>
          </table:table-cell>
          <table:table-cell table:style-name="ce10" office:value-type="float" office:value="30000000" calcext:value-type="float">
            <text:p>3.00E+007</text:p>
          </table:table-cell>
          <table:table-cell table:style-name="ce11" office:value-type="float" office:value="6" calcext:value-type="float">
            <text:p>6.0</text:p>
          </table:table-cell>
          <table:table-cell table:formula="of:=[.B45]*[.C45]" office:value-type="float" office:value="0.18" calcext:value-type="float">
            <text:p>0.18</text:p>
          </table:table-cell>
          <table:table-cell table:formula="of:=10000000*[.D45]/[.F45]^2" office:value-type="float" office:value="1500" calcext:value-type="float">
            <text:p>1500</text:p>
          </table:table-cell>
          <table:table-cell table:number-columns-repeated="3"/>
          <table:table-cell table:style-name="ce7" table:number-columns-repeated="3"/>
          <table:table-cell table:number-columns-repeated="1010"/>
        </table:table-row>
        <table:table-row table:style-name="ro1">
          <table:table-cell table:number-columns-repeated="4"/>
          <table:table-cell table:style-name="ce10"/>
          <table:table-cell table:style-name="ce11"/>
          <table:table-cell table:number-columns-repeated="5"/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7" table:number-columns-repeated="14"/>
          <table:table-cell table:number-columns-repeated="1010"/>
        </table:table-row>
        <table:table-row table:style-name="ro1" table:number-rows-repeated="2">
          <table:table-cell table:style-name="Default" table:number-columns-repeated="2"/>
          <table:table-cell table:style-name="ce7" table:number-columns-repeated="1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LOAD CASE 1</text:p>
          </table:table-cell>
          <table:covered-table-cell table:number-columns-repeated="2"/>
          <table:table-cell table:style-name="ce7" table:number-columns-repeated="11"/>
          <table:table-cell table:number-columns-repeated="1010"/>
        </table:table-row>
        <table:table-row table:style-name="ro1">
          <table:table-cell table:number-columns-repeated="3"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MA= MD</text:p>
          </table:table-cell>
          <table:table-cell table:formula="of:=[.E40]*[.B41]^2/(12*([.K43]+2))" office:value-type="float" office:value="54.7788873038516" calcext:value-type="float">
            <text:p>54.7788873039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MB=MC</text:p>
          </table:table-cell>
          <table:table-cell table:formula="of:=-2*[.B52]" office:value-type="float" office:value="-109.557774607703" calcext:value-type="float">
            <text:p>-109.5577746077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MMAX</text:p>
          </table:table-cell>
          <table:table-cell table:formula="of:=[.E40]*[.B41]^2/8+[.B53]" office:value-type="float" office:value="90.4422253922967" calcext:value-type="float">
            <text:p>90.4422253923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VA=VD</text:p>
          </table:table-cell>
          <table:table-cell table:formula="of:=[.E40]*[.B41]/2" office:value-type="float" office:value="100" calcext:value-type="float">
            <text:p>100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HA=HD</text:p>
          </table:table-cell>
          <table:table-cell table:formula="of:=3*[.B52]/[.B40]" office:value-type="float" office:value="27.3894436519258" calcext:value-type="float">
            <text:p>27.3894436519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table:style-name="ce7" table:number-columns-repeated="1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LOAD CASE 2</text:p>
          </table:table-cell>
          <table:covered-table-cell table:number-columns-repeated="2"/>
          <table:table-cell table:style-name="ce7" table:number-columns-repeated="11"/>
          <table:table-cell table:number-columns-repeated="1010"/>
        </table:table-row>
        <table:table-row table:style-name="ro1">
          <table:table-cell table:number-columns-repeated="3"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MA</text:p>
          </table:table-cell>
          <table:table-cell table:formula="of:=[.E40]*[.B40]^2/4*( -([.K43]+3)/( (6*([.K43]+2) ) ) - (4*[.K43]+1)/(6*[.K43]+1) )" office:value-type="float" office:value="-223.715810609122" calcext:value-type="float">
            <text:p>-223.7158106091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MD</text:p>
          </table:table-cell>
          <table:table-cell table:formula="of:=[.E40]*[.B40]^2/4*( -([.K43]+3)/( (6*([.K43]+2) ) ) + (4*[.K43]+1)/(6*[.K43]+1) )" office:value-type="float" office:value="117.902686500705" calcext:value-type="float">
            <text:p>117.9026865007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MB</text:p>
          </table:table-cell>
          <table:table-cell table:formula="of:=([.E40]*[.B40]^2/4)*( -[.K43]/(6*([.K43]+2)) + 2*[.K43]/(6*[.K43]+1))" office:value-type="float" office:value="47.5038755535033" calcext:value-type="float">
            <text:p>47.5038755535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MC</text:p>
          </table:table-cell>
          <table:table-cell table:formula="of:=([.E40]*[.B40]^2/4)*( -[.K43]/(6*([.K43]+2)) - 2*[.K43]/(6*[.K43]+1))" office:value-type="float" office:value="-60.8776273366702" calcext:value-type="float">
            <text:p>-60.8776273367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HD</text:p>
          </table:table-cell>
          <table:table-cell table:formula="of:=[.E40]*[.B40]*(2*[.K43]+3)/(8*([.K43]+2))" office:value-type="float" office:value="29.7967189728959" calcext:value-type="float">
            <text:p>29.7967189729</text:p>
          </table:table-cell>
          <table:table-cell/>
          <table:table-cell table:style-name="Default" table:number-columns-repeated="1021"/>
        </table:table-row>
        <table:table-row table:style-name="ro1">
          <table:table-cell office:value-type="string" calcext:value-type="string">
            <text:p>HA</text:p>
          </table:table-cell>
          <table:table-cell table:formula="of:=-([.E40]*[.B40]-[.B64])" office:value-type="float" office:value="-120.203281027104" calcext:value-type="float">
            <text:p>-120.2032810271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table:style-name="ce7" table:number-columns-repeated="1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LOAD CASE 3</text:p>
          </table:table-cell>
          <table:covered-table-cell table:number-columns-repeated="2"/>
          <table:table-cell table:style-name="ce7" table:number-columns-repeated="11"/>
          <table:table-cell table:number-columns-repeated="1010"/>
        </table:table-row>
        <table:table-row table:style-name="ro1">
          <table:table-cell table:number-columns-repeated="3"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MA</text:p>
          </table:table-cell>
          <table:table-cell table:formula="of:=-[.E41]*[.B40]/2*(3*[.K43]+1)/(6*[.K43]+1)" office:value-type="float" office:value="-95.8092485549133" calcext:value-type="float">
            <text:p>-95.8092485549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MD</text:p>
          </table:table-cell>
          <table:table-cell table:formula="of:=-[.B69]" office:value-type="float" office:value="95.8092485549133" calcext:value-type="float">
            <text:p>95.8092485549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MB</text:p>
          </table:table-cell>
          <table:table-cell table:formula="of:=[.E41]*[.B40]/2*3*[.K43]/(6*[.K43]+1)" office:value-type="float" office:value="54.1907514450867" calcext:value-type="float">
            <text:p>54.1907514451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MC</text:p>
          </table:table-cell>
          <table:table-cell table:formula="of:=-[.B71]" office:value-type="float" office:value="-54.1907514450867" calcext:value-type="float">
            <text:p>-54.1907514451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VD=-VA</text:p>
          </table:table-cell>
          <table:table-cell table:formula="of:=2*[.B71]/[.B41]" office:value-type="float" office:value="13.5476878612717" calcext:value-type="float">
            <text:p>13.5476878613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office:value-type="string" calcext:value-type="string">
            <text:p>HD=-HA</text:p>
          </table:table-cell>
          <table:table-cell table:formula="of:=[.E41]/2" office:value-type="float" office:value="25" calcext:value-type="float">
            <text:p>25</text:p>
          </table:table-cell>
          <table:table-cell/>
          <table:table-cell table:style-name="ce7" table:number-columns-repeated="11"/>
          <table:table-cell table:number-columns-repeated="1010"/>
        </table:table-row>
        <table:table-row table:style-name="ro1">
          <table:table-cell table:style-name="ce7" table:number-columns-repeated="14"/>
          <table:table-cell table:number-columns-repeated="101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5:43:26.026366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2:43:48.980742342</meta:creation-date>
    <dc:date>2017-06-23T01:10:16.761264203</dc:date>
    <meta:editing-duration>PT14H27M52S</meta:editing-duration>
    <meta:editing-cycles>10</meta:editing-cycles>
    <meta:generator>LibreOffice/4.2.8.2$Linux_X86_64 LibreOffice_project/420m0$Build-2</meta:generator>
    <meta:document-statistic meta:table-count="1" meta:cell-count="153" meta:object-count="0"/>
  </office:meta>
</office:document-meta>
</file>